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2.572cm"/>
    </style:style>
    <style:style style:name="pr4" style:family="presentation" style:parent-style-name="Standard-outline1">
      <style:graphic-properties fo:min-height="11.929cm"/>
    </style:style>
    <style:style style:name="pr5" style:family="presentation" style:parent-style-name="Standard-title">
      <style:graphic-properties fo:min-height="5.20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presentation:user-transformed="true">
          <draw:text-box>
            <text:p>Barnsäkring av smartphones</text:p>
          </draw:text-box>
        </draw:frame>
        <draw:frame presentation:style-name="pr2" draw:text-style-name="P1" draw:layer="layout" svg:width="25.199cm" svg:height="12.179cm" svg:x="1.4cm" svg:y="4.914cm" presentation:class="subtitl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presentation:user-transformed="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Vilka är vi?</text:p>
          </draw:text-box>
        </draw:frame>
        <draw:frame presentation:style-name="pr4" draw:layer="layout" svg:width="25.199cm" svg:height="12.179cm" svg:x="1.4cm" svg:y="4.914cm" presentation:class="outline">
          <draw:text-box>
            <text:list text:style-name="L2">
              <text:list-item>
                <text:p>Leonhard Berg</text:p>
              </text:list-item>
              <text:list-item>
                <text:p>Olle Montelius</text:p>
              </text:list-item>
              <text:list-item>
                <text:p/>
              </text:list-item>
              <text:list-item>
                <text:p>Handledare: Thomas Kvist</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draw:text-box>
              <text:p>Vi som jobbat med denna bla bla bla… </text:p>
              <text:p/>
              <text:p/>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draw:text-box>
            <text:p>Syfte och mål</text:p>
          </draw:text-box>
        </draw:frame>
        <draw:frame presentation:style-name="pr4" draw:layer="layout" svg:width="25.199cm" svg:height="12.179cm" svg:x="1.4cm" svg:y="4.914cm" presentation:class="outline" presentation:user-transformed="true">
          <draw:text-box>
            <text:list text:style-name="L2">
              <text:list-item>
                <text:p>Säkra en smartphone så att ett barn tryggt kan använda den.</text:p>
              </text:list-item>
              <text:list-item>
                <text:p>Använda gratis / egenutvecklade programvaror</text:p>
              </text:list-item>
              <text:list-item>
                <text:p>Lätt hanterbart system (barn och föräldrar)</text:p>
              </text:list-item>
              <text:list-item>
                <text:p>Ingen färdig produkt – <text:s/>Proof of Concept </text:p>
                <text:p/>
              </text:list-item>
              <text:list-item>
                <text:p>Spärra SMS och samtal ifrån okända nummer</text:p>
              </text:list-item>
              <text:list-item>
                <text:p>Förhindra att användaren kan ändra inställningar</text:p>
              </text:list-item>
              <text:list-item>
                <text:p>Förhindra att användaren kan köra vissa appar</text:p>
                <text:p/>
              </text:list-item>
              <text:list-item>
                <text:p>Säkra internetanvändningen så att icke önskvärda sidor går att komma åt.</text:p>
              </text:list-item>
              <text:list-item>
                <text:p>All internettrafik går via VPN till en egen server i hemmet</text:p>
              </text:list-item>
              <text:list-item>
                <text:p>Internettrafiken filtreras </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21.25cm" svg:x="2.159cm" svg:y="13.271cm" presentation:class="notes" presentation:user-transformed="true">
            <draw:text-box>
              <text:p>Skall kunna känna sig trygg att ens barn har en smartphone</text:p>
              <text:p>Enkelt att handha och administrera.</text:p>
              <text:p>Ingen färdig produkt förväntades finnas efter detta arbete utan ett Proof of Concept. Ett ganska koplext system som kräver en hel del jobb för att det skall fungera som tänkt och samtidigt vara enkelt att använda och installera. </text:p>
              <text:p/>
              <text:p>Består av 2 delar:</text:p>
              <text:p>Android del som berör den säkerhet man kanskapa på telefonen</text:p>
              <text:p>Nätverksdel som berör den säkerhet som man kan skapa på internet via filtrering och vpn</text:p>
              <text:p/>
              <text:p>Hindra samtal och sms som inte finns angivna i den egna telefonboken</text:p>
              <text:p>Förhindra att användaren inte kan ändra inställningar genom att blockera den appen.</text:p>
              <text:p>Förhindra att andra icke önskvärda appar går att starta</text:p>
              <text:p>Säkra internet genom att skicka all trafik vpn</text:p>
              <text:p>Tillgängliga sidor filtreras</text:p>
              <text:p/>
              <text:p/>
              <text:p/>
              <text:p><text:s/></text:p>
              <text:p/>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draw:text-box>
            <text:p>Metodval och tillvägagångssätt</text:p>
          </draw:text-box>
        </draw:frame>
        <draw:frame presentation:style-name="pr4" draw:layer="layout" svg:width="25.199cm" svg:height="12.179cm" svg:x="1.4cm" svg:y="4.914cm" presentation:class="outline" presentation:user-transformed="true">
          <draw:text-box>
            <text:list text:style-name="L2">
              <text:list-item>
                <text:p>Olika plattformar för testning av funktioner och prestanda</text:p>
              </text:list-item>
              <text:list-item>
                <text:p>Raspberry Pi</text:p>
              </text:list-item>
              <text:list-item>
                <text:p>Snabbt referens-system</text:p>
              </text:list-item>
              <text:list-item>
                <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user-transformed="true">
            <draw:text-box>
              <text:p>Använt olika testsystem för att prova funktioner och prestanda</text:p>
              <text:p/>
              <text:p>Rasperry PI – tänkt som ”slutprodukt”</text:p>
              <text:p/>
              <text:p>Core I7 – Referens för att se hur snabbt de går</text:p>
              <text:p/>
              <text:p/>
            </draw:text-box>
          </draw:frame>
        </presentation:notes>
      </draw:page>
      <draw:page draw:name="page5" draw:style-name="dp1" draw:master-page-name="Standard" presentation:presentation-page-layout-name="AL2T1">
        <draw:frame presentation:style-name="pr1" draw:layer="layout" svg:width="25.199cm" svg:height="3.506cm" svg:x="1.4cm" svg:y="0.837cm" presentation:class="title" presentation:user-transformed="true">
          <draw:text-box>
            <text:p>Resultat och Slutsatser</text:p>
          </draw:text-box>
        </draw:frame>
        <draw:frame presentation:style-name="pr4" draw:layer="layout" svg:width="25.199cm" svg:height="12.179cm" svg:x="1.4cm" svg:y="4.914cm" presentation:class="outline">
          <draw:text-box>
            <text:list text:style-name="L2">
              <text:list-item>
                <text:p>Samtal och sms blockeras (dock med något bristande funktionalitet)</text:p>
              </text:list-item>
              <text:list-item>
                <text:p>Tillgång till appar blockeras</text:p>
              </text:list-item>
              <text:list-item>
                <text:p>Internettrafiken slussas via VPN</text:p>
              </text:list-item>
              <text:list-item>
                <text:p>Innehållsfiltrering OpenDNS / e2guardian</text:p>
              </text:list-item>
              <text:list-item>
                <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2T1">
        <draw:frame presentation:style-name="pr5" draw:layer="layout" svg:width="25.199cm" svg:height="5.209cm" svg:x="1.4cm" svg:y="-0.014cm" presentation:class="title" presentation:user-transformed="true">
          <draw:text-box>
            <text:p>Förbättringar / Fortsatt arbete</text:p>
          </draw:text-box>
        </draw:frame>
        <draw:frame presentation:style-name="pr4" draw:layer="layout" svg:width="25.199cm" svg:height="12.179cm" svg:x="1.4cm" svg:y="4.914cm" presentation:class="outline">
          <draw:text-box>
            <text:list text:style-name="L2">
              <text:list-item>
                <text:p>Modifiera VPN-klient så att tunnel ej går att stänga av</text:p>
              </text:list-item>
              <text:list-item>
                <text:p>Lättare installation (script / webgränssnitt)</text:p>
              </text:list-item>
              <text:list-item>
                <text:p>Fullt fungerande sms-applikation</text:p>
              </text:list-item>
              <text:list-item>
                <text:p>Få e2guardian att fungera</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3.506cm" svg:x="1.4cm" svg:y="0.837cm" presentation:class="title">
          <draw:text-box>
            <text:p>De var allt</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sv" fo:country="S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m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9T13:33:38.988982344</meta:creation-date>
    <meta:generator>LibreOffice/5.1.6.2$Linux_X86_64 LibreOffice_project/10m0$Build-2</meta:generator>
    <dc:date>2018-05-30T09:33:15.348810997</dc:date>
    <meta:editing-duration>PT1H14M26S</meta:editing-duration>
    <meta:editing-cycles>14</meta:editing-cycles>
    <meta:document-statistic meta:object-count="53"/>
  </office:meta>
</office:document-meta>
</file>